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82.94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23.76mm"/>
    </style:style>
    <style:style style:name="co5" style:family="table-column">
      <style:table-column-properties fo:break-before="auto" style:column-width="29.3mm"/>
    </style:style>
    <style:style style:name="co6" style:family="table-column">
      <style:table-column-properties fo:break-before="auto" style:column-width="180.2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.4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 fo:padding="1.01m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fo:padding="1.01mm"/>
      <style:paragraph-properties fo:text-align="end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fo:border="none" fo:padding="1.01mm"/>
      <style:text-properties fo:font-size="14pt" style:font-size-asian="14pt" style:font-size-complex="14pt"/>
    </style:style>
    <style:style style:name="ce5" style:family="table-cell" style:parent-style-name="Default">
      <style:table-cell-properties fo:border="0.06pt solid #000000" fo:padding="1.01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order="none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="0.06pt solid #000000"/>
      <style:text-properties fo:font-size="14pt" fo:font-weight="normal" style:font-size-asian="14pt" style:font-weight-asian="normal" style:font-size-complex="14pt" style:font-weight-complex="normal"/>
    </style:style>
    <style:style style:name="ce9" style:family="table-cell" style:parent-style-name="Default">
      <style:table-cell-properties fo:border="none" fo:padding="1.01mm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="0.06pt solid #000000" fo:padding="1.01m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="none" fo:padding="1.01m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="0.06pt solid #000000" fo:padding="1.01mm"/>
      <style:text-properties style:font-name="Courier New" fo:font-size="14pt" style:font-size-asian="14pt" style:font-size-complex="14pt"/>
    </style:style>
    <style:style style:name="ce13" style:family="table-cell" style:parent-style-name="Default">
      <style:table-cell-properties fo:border="none" fo:padding="1.01mm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5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6" style:family="table-cell" style:parent-style-name="Default">
      <style:table-cell-properties fo:border="0.06pt solid #000000" fo:padding="1.01mm"/>
      <style:text-properties fo:font-size="14pt" fo:font-weight="bold" style:font-size-asian="14pt" style:font-weight-asian="bold" style:font-size-complex="14pt" style:font-weight-complex="bold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7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8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19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9"/>
      <style:map style:condition="cell-content()=&quot;poor&quot;" style:apply-style-name="Untitled1" style:base-cell-address="Sheet1.D9"/>
      <style:map style:condition="cell-content()=&quot;bad&quot;" style:apply-style-name="Untitled6" style:base-cell-address="Sheet1.D9"/>
      <style:map style:condition="cell-content()=&quot;?&quot;" style:apply-style-name="Untitled5" style:base-cell-address="Sheet1.D9"/>
    </style:style>
    <style:style style:name="ce20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1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2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3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79"/>
      <style:map style:condition="cell-content()=&quot;poor&quot;" style:apply-style-name="Untitled1" style:base-cell-address="Sheet1.D79"/>
      <style:map style:condition="cell-content()=&quot;bad&quot;" style:apply-style-name="Untitled6" style:base-cell-address="Sheet1.D79"/>
      <style:map style:condition="cell-content()=&quot;?&quot;" style:apply-style-name="Untitled5" style:base-cell-address="Sheet1.D79"/>
    </style:style>
    <style:style style:name="ce24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5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79"/>
      <style:map style:condition="cell-content()=&quot;poor&quot;" style:apply-style-name="Untitled1" style:base-cell-address="Sheet1.D79"/>
      <style:map style:condition="cell-content()=&quot;bad&quot;" style:apply-style-name="Untitled6" style:base-cell-address="Sheet1.D79"/>
      <style:map style:condition="cell-content()=&quot;?&quot;" style:apply-style-name="Untitled5" style:base-cell-address="Sheet1.D79"/>
    </style:style>
    <style:style style:name="ce26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7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13"/>
      <style:map style:condition="cell-content()=&quot;poor&quot;" style:apply-style-name="Untitled1" style:base-cell-address="Sheet1.D113"/>
      <style:map style:condition="cell-content()=&quot;bad&quot;" style:apply-style-name="Untitled6" style:base-cell-address="Sheet1.D113"/>
      <style:map style:condition="cell-content()=&quot;?&quot;" style:apply-style-name="Untitled5" style:base-cell-address="Sheet1.D113"/>
    </style:style>
    <style:style style:name="ce28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29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30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31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"/>
      <style:map style:condition="cell-content()=&quot;poor&quot;" style:apply-style-name="Untitled1" style:base-cell-address="Sheet1.D1"/>
      <style:map style:condition="cell-content()=&quot;bad&quot;" style:apply-style-name="Untitled6" style:base-cell-address="Sheet1.D1"/>
      <style:map style:condition="cell-content()=&quot;?&quot;" style:apply-style-name="Untitled5" style:base-cell-address="Sheet1.D1"/>
    </style:style>
    <style:style style:name="ce32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good&quot;" style:apply-style-name="Untitled4" style:base-cell-address="Sheet1.D125"/>
      <style:map style:condition="cell-content()=&quot;poor&quot;" style:apply-style-name="Untitled1" style:base-cell-address="Sheet1.D125"/>
      <style:map style:condition="cell-content()=&quot;bad&quot;" style:apply-style-name="Untitled6" style:base-cell-address="Sheet1.D125"/>
      <style:map style:condition="cell-content()=&quot;?&quot;" style:apply-style-name="Untitled5" style:base-cell-address="Sheet1.D125"/>
    </style:style>
    <style:style style:name="ce33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34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35" style:family="table-cell" style:parent-style-name="Default">
      <style:table-cell-properties fo:border="0.06pt solid #000000" fo:padding="1.01mm"/>
      <style:text-properties fo:font-size="14pt" fo:font-weight="bold" style:font-size-asian="14pt" style:font-weight-asian="bold" style:font-size-complex="14pt" style:font-weight-complex="bold"/>
      <style:map style:condition="cell-content()=&quot;Yes&quot;" style:apply-style-name="Untitled4" style:base-cell-address="Sheet1.E1"/>
    </style:style>
    <style:style style:name="ce36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  <style:map style:condition="cell-content()=&quot;Yes&quot;" style:apply-style-name="Untitled4" style:base-cell-address="Sheet1.E1"/>
    </style:style>
    <style:style style:name="ce37" style:family="table-cell" style:parent-style-name="Default">
      <style:table-cell-properties fo:border="none" fo:padding="1.01mm"/>
      <style:text-properties fo:font-size="14pt" fo:font-weight="bold" style:font-size-asian="14pt" style:font-weight-asian="bold" style:font-size-complex="14pt" style:font-weight-complex="bold"/>
      <style:map style:condition="cell-content()=&quot;Yes&quot;" style:apply-style-name="Untitled4" style:base-cell-address="Sheet1.E1"/>
    </style:style>
    <style:style style:name="ce38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9"/>
    </style:style>
    <style:style style:name="ce39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0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1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2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13"/>
    </style:style>
    <style:style style:name="ce43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4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5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6" style:family="table-cell" style:parent-style-name="Default">
      <style:table-cell-properties fo:border="none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7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"/>
    </style:style>
    <style:style style:name="ce48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25"/>
    </style:style>
    <style:style style:name="ce49" style:family="table-cell" style:parent-style-name="Default">
      <style:table-cell-properties fo:border="0.06pt solid #000000" fo:padding="1.01mm"/>
      <style:text-properties fo:font-size="14pt" style:font-size-asian="14pt" style:font-size-complex="14pt"/>
      <style:map style:condition="cell-content()=&quot;Yes&quot;" style:apply-style-name="Untitled4" style:base-cell-address="Sheet1.E128"/>
    </style:style>
    <style:style style:name="ce50" style:family="table-cell" style:parent-style-name="Default">
      <style:table-cell-properties fo:padding="1.01mm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padding="1.01mm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2"/>
        <table:table-column table:style-name="co4" table:default-cell-style-name="ce14"/>
        <table:table-column table:style-name="co5" table:default-cell-style-name="ce45"/>
        <table:table-column table:style-name="co6" table:default-cell-style-name="ce2"/>
        <table:table-column table:style-name="co7" table:number-columns-repeated="1018" table:default-cell-style-name="ce51"/>
        <table:table-row table:style-name="ro1">
          <table:table-cell table:style-name="ce1" table:number-columns-repeated="2"/>
          <table:table-cell table:style-name="ce9"/>
          <table:table-cell office:value-type="string" calcext:value-type="string">
            <text:p>good</text:p>
          </table:table-cell>
          <table:table-cell table:style-name="ce33" office:value-type="string" calcext:value-type="string" table:number-columns-spanned="2" table:number-rows-spanned="1">
            <text:p>Should work fine</text:p>
          </table:table-cell>
          <table:covered-table-cell table:style-name="ce5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9"/>
          <table:table-cell office:value-type="string" calcext:value-type="string">
            <text:p>poor</text:p>
          </table:table-cell>
          <table:table-cell table:style-name="ce33" office:value-type="string" calcext:value-type="string" table:number-columns-spanned="2" table:number-rows-spanned="1">
            <text:p>Some mechanics can't be automated</text:p>
          </table:table-cell>
          <table:covered-table-cell table:style-name="ce5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9"/>
          <table:table-cell office:value-type="string" calcext:value-type="string">
            <text:p>bad</text:p>
          </table:table-cell>
          <table:table-cell table:style-name="ce33" office:value-type="string" calcext:value-type="string" table:number-columns-spanned="2" table:number-rows-spanned="1">
            <text:p>Most mechanics can't be automated</text:p>
          </table:table-cell>
          <table:covered-table-cell table:style-name="ce5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9"/>
          <table:table-cell office:value-type="string" calcext:value-type="string">
            <text:p>?</text:p>
          </table:table-cell>
          <table:table-cell table:style-name="ce33" office:value-type="string" calcext:value-type="string" table:number-columns-spanned="2" table:number-rows-spanned="1">
            <text:p>Unchecked</text:p>
          </table:table-cell>
          <table:covered-table-cell table:style-name="ce5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9"/>
          <table:table-cell table:style-name="ce15"/>
          <table:table-cell table:style-name="ce34"/>
          <table:table-cell table:style-name="ce1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/>
          <table:table-cell table:style-name="ce5" office:value-type="string" calcext:value-type="string">
            <text:p>Book Title</text:p>
          </table:table-cell>
          <table:table-cell table:style-name="ce10" office:value-type="string" calcext:value-type="string">
            <text:p>Rules Setting</text:p>
          </table:table-cell>
          <table:table-cell table:style-name="ce16" office:value-type="string" calcext:value-type="string">
            <text:p>Support</text:p>
          </table:table-cell>
          <table:table-cell table:style-name="ce35" office:value-type="string" calcext:value-type="string">
            <text:p>Playtested</text:p>
          </table:table-cell>
          <table:table-cell table:style-name="ce5" office:value-type="string" calcext:value-type="string">
            <text:p>Notes</text:p>
          </table:table-cell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 table:number-columns-repeated="2"/>
          <table:table-cell table:style-name="ce11"/>
          <table:table-cell table:style-name="ce17"/>
          <table:table-cell table:style-name="ce36"/>
          <table:table-cell table:style-name="ce1"/>
          <table:table-cell table:style-name="ce50" table:number-columns-repeated="1012"/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 table:number-columns-spanned="5" table:number-rows-spanned="1">
            <text:p>Fighting Fantasy</text:p>
          </table:table-cell>
          <table:covered-table-cell table:style-name="ce11"/>
          <table:covered-table-cell table:style-name="ce18"/>
          <table:covered-table-cell table:style-name="ce37"/>
          <table:covered-table-cell table:style-name="ce1"/>
          <table:table-cell table:style-name="ce50" table:number-columns-repeated="1012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ppointment with F.E.A.R.</text:p>
          </table:table-cell>
          <table:table-cell office:value-type="string" calcext:value-type="string">
            <text:p>ff_basic</text:p>
          </table:table-cell>
          <table:table-cell table:style-name="ce19" office:value-type="string" calcext:value-type="string">
            <text:p>bad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Superpowers and clues not supported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rmies of Death</text:p>
          </table:table-cell>
          <table:table-cell office:value-type="string" calcext:value-type="string">
            <text:p>ff_basic</text:p>
          </table:table-cell>
          <table:table-cell table:style-name="ce20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No Soldier Tracking or Battles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ttleblade Warrior</text:p>
          </table:table-cell>
          <table:table-cell office:value-type="string" calcext:value-type="string">
            <text:p>ff_basic</text:p>
          </table:table-cell>
          <table:table-cell table:style-name="ce20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neath Nightmare Castle</text:p>
          </table:table-cell>
          <table:table-cell office:value-type="string" calcext:value-type="string">
            <text:p>ff_basic</text:p>
          </table:table-cell>
          <table:table-cell table:style-name="ce20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Willpower rules not supported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lack Vein Prophecy</text:p>
          </table:table-cell>
          <table:table-cell office:value-type="string" calcext:value-type="string">
            <text:p>ff_bvp</text:p>
          </table:table-cell>
          <table:table-cell table:style-name="ce20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Blood of the Zombies </text:p>
          </table:table-cell>
          <table:table-cell office:value-type="string" calcext:value-type="string">
            <text:p>ff_basic</text:p>
          </table:table-cell>
          <table:table-cell table:style-name="ce20" office:value-type="string" calcext:value-type="string">
            <text:p>ba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Zombie Combat not supported. Stats miss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Bloodbones </text:p>
          </table:table-cell>
          <table:table-cell office:value-type="string" calcext:value-type="string">
            <text:p>ff_tot</text:p>
          </table:table-cell>
          <table:table-cell table:style-name="ce20" office:value-type="string" calcext:value-type="string">
            <text:p>good</text:p>
          </table:table-cell>
          <table:table-cell table:style-name="ce39" office:value-type="string" calcext:value-type="string">
            <text:p>No</text:p>
          </table:table-cell>
          <table:table-cell office:value-type="string" calcext:value-type="string">
            <text:p>No time stat, Initial gold incorrect.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verns of the Snow Witch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asms of Malice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A few stats not tracke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tadel of Chaos, The</text:p>
          </table:table-cell>
          <table:table-cell office:value-type="string" calcext:value-type="string">
            <text:p>ff_coc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If you want to pre-prepare spells, add them to your inventory.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ty of Thieves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eature of Havoc</text:p>
          </table:table-cell>
          <table:table-cell office:value-type="string" calcext:value-type="string">
            <text:p>ff_coh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rimson Tide, The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age or ferocity stats or mechanics.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rypt of the Sorcer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urse of the Mummy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Poison not supported. Initial items incorrect.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aggers of Darknes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Poison not supported. Other stats missing.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d of Night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Talents rules not supported. No Evil stat.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athmoor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Some initial items missing when rolling character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thtrap Dungeon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mons of the Deep</text:p>
          </table:table-cell>
          <table:table-cell office:value-type="string" calcext:value-type="string">
            <text:p>ff_dotd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ye of the Dragon </text:p>
          </table:table-cell>
          <table:table-cell office:value-type="string" calcext:value-type="string">
            <text:p>ff_tot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angs of Fury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cubes or citadel walls stats.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 of Doom, The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eeway Fight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Car rules not support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Gates of Death, The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?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use of Hell</text:p>
          </table:table-cell>
          <table:table-cell office:value-type="string" calcext:value-type="string">
            <text:p>ff_hoh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Howl of the Werewolf </text:p>
          </table:table-cell>
          <table:table-cell office:value-type="string" calcext:value-type="string">
            <text:p>ff_tot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change stat, Initial gold incorrect.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sland of the Lizard King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sland of the Undead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presence st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Fan)</text:p>
          </table:table-cell>
          <table:table-cell office:value-type="string" calcext:value-type="string">
            <text:p>Janitor of Firetop Mountain, The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office:value-type="string" calcext:value-type="string">
            <text:p>Included example adventure.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nights of Doom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Skills rules not supported. No honour or time stat.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gend of the Shadow Warrior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Armour rules not supported.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egend of Zagor</text:p>
          </table:table-cell>
          <table:table-cell office:value-type="string" calcext:value-type="string">
            <text:p>ff_loz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gehunt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Companion Rules not supported.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sks of Mayhem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ster of Chao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Skills rules not supported. No notoriety stat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dnight Rogue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Special Skills not supported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oonrunn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Skills rules not supported.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ight Dragon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Multiple missing stat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Night of the Necromancer 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?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hantoms of Fear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This book's spells not supported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Port of Peril, The 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?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ortal of Evil</text:p>
          </table:table-cell>
          <table:table-cell office:value-type="string" calcext:value-type="string">
            <text:p>ff_poe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bel Planet</text:p>
          </table:table-cell>
          <table:table-cell office:value-type="string" calcext:value-type="string">
            <text:p>ff_rp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eturn to Firetop Mountain</text:p>
          </table:table-cell>
          <table:table-cell office:value-type="string" calcext:value-type="string">
            <text:p>ff_rt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venge of the Vampire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Various stats missing.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ings of Kether, The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Blaster Combat not supported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bot Commando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Robot Combat rules not supported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orpion Swamp</text:p>
          </table:table-cell>
          <table:table-cell office:value-type="string" calcext:value-type="string">
            <text:p>ff_ss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Spells have no cost, only use !cast when you have the applicable gem.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as of Blood</text:p>
          </table:table-cell>
          <table:table-cell office:value-type="string" calcext:value-type="string">
            <text:p>ff_sob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iege of Sardath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Bow combat and Day of the week not supported.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ky Lord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Combat rules not supported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laves of the Abys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Instant death rule not supported, No time stat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ace Assassin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Combat rules not supported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ectral Stalker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Trail rules and stat not supported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pellbreak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faith stat.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ar Strider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Alternate fear rule not supported. No time stat.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rship Traveller</text:p>
          </table:table-cell>
          <table:table-cell office:value-type="string" calcext:value-type="string">
            <text:p>ff_sst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ealer of Souls</text:p>
          </table:table-cell>
          <table:table-cell office:value-type="string" calcext:value-type="string">
            <text:p>ff_tot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Stormslayer 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?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word of the Samurai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Honour Points and Skills not supported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lisman of Death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mple of Terror</text:p>
          </table:table-cell>
          <table:table-cell office:value-type="string" calcext:value-type="string">
            <text:p>ff_tot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he Keep of the Lich Lord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Resolve rule not supported. No alarm stat.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ower of Destruction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honour or time stat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rial of Champions</text:p>
          </table:table-cell>
          <table:table-cell office:value-type="string" calcext:value-type="string">
            <text:p>ff_basic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ult of the Vampire</text:p>
          </table:table-cell>
          <table:table-cell office:value-type="string" calcext:value-type="string">
            <text:p>ff_tot</text:p>
          </table:table-cell>
          <table:table-cell table:style-name="ce21" office:value-type="string" calcext:value-type="string">
            <text:p>bad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No faith stat.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rlock of Firetop Mountain, The</text:p>
          </table:table-cell>
          <table:table-cell office:value-type="string" calcext:value-type="string">
            <text:p>ff_wofm</text:p>
          </table:table-cell>
          <table:table-cell table:style-name="ce21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3"/>
          <table:table-cell table:style-name="ce22"/>
          <table:table-cell table:style-name="ce41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>
            <text:p>Lone Wolf</text:p>
          </table:table-cell>
          <table:table-cell table:style-name="ce13"/>
          <table:table-cell table:style-name="ce22"/>
          <table:table-cell table:style-name="ce41"/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Flight from the Dark </text:p>
          </table:table-cell>
          <table:table-cell office:value-type="string" calcext:value-type="string">
            <text:p>lw_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Fire on the Water </text:p>
          </table:table-cell>
          <table:table-cell office:value-type="string" calcext:value-type="string">
            <text:p>lw_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The Caverns of Kalte </text:p>
          </table:table-cell>
          <table:table-cell office:value-type="string" calcext:value-type="string">
            <text:p>lw_kai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The Chasm of Doom </text:p>
          </table:table-cell>
          <table:table-cell office:value-type="string" calcext:value-type="string">
            <text:p>lw_kai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Shadow on the Sand </text:p>
          </table:table-cell>
          <table:table-cell office:value-type="string" calcext:value-type="string">
            <text:p>lw_kai</text:p>
          </table:table-cell>
          <table:table-cell table:style-name="ce24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The Kingdoms of Terror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Castle Death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The Jungle of Horrors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The Cauldron of Fear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The Dungeons of Torgar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The Prisoners of Time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The Masters of Darkness </text:p>
          </table:table-cell>
          <table:table-cell office:value-type="string" calcext:value-type="string">
            <text:p>lw_magnakai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The Plague Lords of Ruel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The Captives of Kaag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The Darke Crusade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The Legacy of Vashna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The Deathlord of Ixia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Dawn of the Dragons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Wolf's Bane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The Curse of Naar </text:p>
          </table:table-cell>
          <table:table-cell office:value-type="string" calcext:value-type="string">
            <text:p>lw_grandm</text:p>
          </table:table-cell>
          <table:table-cell table:style-name="ce23" office:value-type="string" calcext:value-type="string">
            <text:p>good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7" office:value-type="string" calcext:value-type="string">
            <text:p>Lone Wolf – New Order</text:p>
          </table:table-cell>
          <table:table-cell table:style-name="ce13"/>
          <table:table-cell table:style-name="ce25"/>
          <table:table-cell table:style-name="ce41"/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Voyage of the Moonstone 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The Buccaneers of Shadaki 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Mydnight's Hero 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Rune War 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Trail of the Wolf 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The Fall of Blood Mountain 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Vampirium 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The Hunger of Sejanoz 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7" office:value-type="string" calcext:value-type="string">
            <text:p>Lone Wolf - Grey Star</text:p>
          </table:table-cell>
          <table:table-cell table:style-name="ce13"/>
          <table:table-cell table:style-name="ce26"/>
          <table:table-cell table:style-name="ce41"/>
          <table: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Grey Star the Wizard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The Forbidden City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Beyond the Nightmare Gate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War of the Wizards</text:p>
          </table:table-cell>
          <table:table-cell office:value-type="string" calcext:value-type="string">
            <text:p>lonewolf</text:p>
          </table:table-cell>
          <table:table-cell table:style-name="ce24" office:value-type="string" calcext:value-type="string">
            <text:p>poor</text:p>
          </table:table-cell>
          <table:table-cell table:style-name="ce40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3"/>
          <table:table-cell table:style-name="ce27"/>
          <table:table-cell table:style-name="ce42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 table:number-columns-spanned="5" table:number-rows-spanned="1">
            <text:p>Sonic the Hedgehog Adventure Gamebooks</text:p>
          </table:table-cell>
          <table:covered-table-cell table:style-name="ce13"/>
          <table:covered-table-cell table:style-name="ce28"/>
          <table:covered-table-cell table:style-name="ce43"/>
          <table:covered-table-cell table:style-name="ce4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tal City Mayhem</text:p>
          </table:table-cell>
          <table:table-cell office:value-type="string" calcext:value-type="string">
            <text:p>sonic_mcm</text:p>
          </table:table-cell>
          <table:table-cell table:style-name="ce29" office:value-type="string" calcext:value-type="string">
            <text:p>good</text:p>
          </table:table-cell>
          <table:table-cell table:style-name="ce44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nic vs. Zonik</text:p>
          </table:table-cell>
          <table:table-cell office:value-type="string" calcext:value-type="string">
            <text:p>sonic</text:p>
          </table:table-cell>
          <table:table-cell table:style-name="ce29" office:value-type="string" calcext:value-type="string">
            <text:p>good</text:p>
          </table:table-cell>
          <table:table-cell table:style-name="ce4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ormin' Sonic</text:p>
          </table:table-cell>
          <table:table-cell office:value-type="string" calcext:value-type="string">
            <text:p>sonic</text:p>
          </table:table-cell>
          <table:table-cell table:style-name="ce29" office:value-type="string" calcext:value-type="string">
            <text:p>good</text:p>
          </table:table-cell>
          <table:table-cell table:style-name="ce4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Zone Zapper</text:p>
          </table:table-cell>
          <table:table-cell office:value-type="string" calcext:value-type="string">
            <text:p>sonic</text:p>
          </table:table-cell>
          <table:table-cell table:style-name="ce29" office:value-type="string" calcext:value-type="string">
            <text:p>good</text:p>
          </table:table-cell>
          <table:table-cell table:style-name="ce4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me Park Panic</text:p>
          </table:table-cell>
          <table:table-cell office:value-type="string" calcext:value-type="string">
            <text:p>sonic</text:p>
          </table:table-cell>
          <table:table-cell table:style-name="ce29" office:value-type="string" calcext:value-type="string">
            <text:p>good</text:p>
          </table:table-cell>
          <table:table-cell table:style-name="ce44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one Rangers</text:p>
          </table:table-cell>
          <table:table-cell office:value-type="string" calcext:value-type="string">
            <text:p>sonic_z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13"/>
          <table:table-cell table:style-name="ce15"/>
          <table:table-cell table:style-name="ce34"/>
          <table:table-cell table:style-name="ce4"/>
          <table:table-cell table:number-columns-repeated="1018"/>
        </table:table-row>
        <table:table-row table:style-name="ro1">
          <table:table-cell table:style-name="ce4"/>
          <table:table-cell table:style-name="ce1" office:value-type="string" calcext:value-type="string" table:number-columns-spanned="5" table:number-rows-spanned="1">
            <text:p>Others</text:p>
          </table:table-cell>
          <table:covered-table-cell table:style-name="ce13"/>
          <table:covered-table-cell table:style-name="ce30"/>
          <table:covered-table-cell table:style-name="ce46"/>
          <table:covered-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ice's Nightmare in Wonderland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oose Your Own Adventure (any)</text:p>
          </table:table-cell>
          <table:table-cell office:value-type="string" calcext:value-type="string">
            <text:p>none</text:p>
          </table:table-cell>
          <table:table-cell table:style-name="ce31" office:value-type="string" calcext:value-type="string">
            <text:p>good</text:p>
          </table:table-cell>
          <table:table-cell table:style-name="ce47" office:value-type="string" calcext:value-type="string">
            <text:p>Yes</text:p>
          </table:table-cell>
          <table:table-cell office:value-type="string" calcext:value-type="string">
            <text:p>These books don't have character sheets. Just use `!page` to turn pages.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ystal Maze Adventure, The</text:p>
          </table:table-cell>
          <table:table-cell office:value-type="string" calcext:value-type="string">
            <text:p>crystalm</text:p>
          </table:table-cell>
          <table:table-cell table:style-name="ce32" office:value-type="string" calcext:value-type="string">
            <text:p>good</text:p>
          </table:table-cell>
          <table:table-cell table:style-name="ce48"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arnia Solo Games</text:p>
          </table:table-cell>
          <table:table-cell office:value-type="string" calcext:value-type="string">
            <text:p>narnia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Books with an inventory)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is will generate a characters with names and inventories but no other stats.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Books with no character sheet)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table:style-name="ce49" office:value-type="string" calcext:value-type="string">
            <text:p>n/a</text:p>
          </table:table-cell>
          <table:table-cell office:value-type="string" calcext:value-type="string">
            <text:p>Just use `!page` to turn pages.</text:p>
          </table:table-cell>
          <table:table-cell table:number-columns-repeated="1018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1:Sheet1.D8 Sheet1.D10:Sheet1.D78 Sheet1.D100:Sheet1.D112 Sheet1.D81:Sheet1.D83 Sheet1.D127:Sheet1.D1048576 Sheet1.D126:Sheet1.D126 Sheet1.D114:Sheet1.D123">
            <calcext:condition calcext:apply-style-name="Untitled4" calcext:value="=&quot;good&quot;" calcext:base-cell-address="Sheet1.D1"/>
            <calcext:condition calcext:apply-style-name="Untitled1" calcext:value="=&quot;poor&quot;" calcext:base-cell-address="Sheet1.D1"/>
            <calcext:condition calcext:apply-style-name="Untitled6" calcext:value="=&quot;bad&quot;" calcext:base-cell-address="Sheet1.D1"/>
            <calcext:condition calcext:apply-style-name="Untitled5" calcext:value="=&quot;?&quot;" calcext:base-cell-address="Sheet1.D1"/>
          </calcext:conditional-format>
          <calcext:conditional-format calcext:target-range-address="Sheet1.E129:Sheet1.E1048576 Sheet1.E1:Sheet1.E8 Sheet1.E10:Sheet1.E112 Sheet1.E127:Sheet1.E127 Sheet1.E126:Sheet1.E126 Sheet1.E114:Sheet1.E123">
            <calcext:condition calcext:apply-style-name="Untitled4" calcext:value="=&quot;Yes&quot;" calcext:base-cell-address="Sheet1.E1"/>
          </calcext:conditional-format>
          <calcext:conditional-format calcext:target-range-address="Sheet1.D114:Sheet1.D119 Sheet1.D10:Sheet1.D78 Sheet1.D100:Sheet1.D112 Sheet1.D81:Sheet1.D83">
            <calcext:condition calcext:apply-style-name="Untitled4" calcext:value="=&quot;good&quot;" calcext:base-cell-address="Sheet1.D10"/>
            <calcext:condition calcext:apply-style-name="Untitled1" calcext:value="=&quot;poor&quot;" calcext:base-cell-address="Sheet1.D10"/>
            <calcext:condition calcext:apply-style-name="Untitled6" calcext:value="=&quot;bad&quot;" calcext:base-cell-address="Sheet1.D10"/>
            <calcext:condition calcext:apply-style-name="Untitled5" calcext:value="=&quot;?&quot;" calcext:base-cell-address="Sheet1.D10"/>
          </calcext:conditional-format>
          <calcext:conditional-format calcext:target-range-address="Sheet1.E114:Sheet1.E119 Sheet1.E10:Sheet1.E112">
            <calcext:condition calcext:apply-style-name="Untitled4" calcext:value="=&quot;Yes&quot;" calcext:base-cell-address="Sheet1.E10"/>
          </calcext:conditional-format>
          <calcext:conditional-format calcext:target-range-address="Sheet1.D9:Sheet1.D15">
            <calcext:condition calcext:apply-style-name="Untitled4" calcext:value="=&quot;good&quot;" calcext:base-cell-address="Sheet1.D9"/>
            <calcext:condition calcext:apply-style-name="Untitled1" calcext:value="=&quot;poor&quot;" calcext:base-cell-address="Sheet1.D9"/>
            <calcext:condition calcext:apply-style-name="Untitled6" calcext:value="=&quot;bad&quot;" calcext:base-cell-address="Sheet1.D9"/>
            <calcext:condition calcext:apply-style-name="Untitled5" calcext:value="=&quot;?&quot;" calcext:base-cell-address="Sheet1.D9"/>
          </calcext:conditional-format>
          <calcext:conditional-format calcext:target-range-address="Sheet1.E9:Sheet1.E15">
            <calcext:condition calcext:apply-style-name="Untitled4" calcext:value="=&quot;Yes&quot;" calcext:base-cell-address="Sheet1.E9"/>
          </calcext:conditional-format>
          <calcext:conditional-format calcext:target-range-address="Sheet1.D16:Sheet1.D78 Sheet1.D100:Sheet1.D112 Sheet1.D81:Sheet1.D83">
            <calcext:condition calcext:apply-style-name="Untitled4" calcext:value="=&quot;good&quot;" calcext:base-cell-address="Sheet1.D16"/>
            <calcext:condition calcext:apply-style-name="Untitled1" calcext:value="=&quot;poor&quot;" calcext:base-cell-address="Sheet1.D16"/>
            <calcext:condition calcext:apply-style-name="Untitled6" calcext:value="=&quot;bad&quot;" calcext:base-cell-address="Sheet1.D16"/>
            <calcext:condition calcext:apply-style-name="Untitled5" calcext:value="=&quot;?&quot;" calcext:base-cell-address="Sheet1.D16"/>
          </calcext:conditional-format>
          <calcext:conditional-format calcext:target-range-address="Sheet1.E16:Sheet1.E112">
            <calcext:condition calcext:apply-style-name="Untitled4" calcext:value="=&quot;Yes&quot;" calcext:base-cell-address="Sheet1.E16"/>
          </calcext:conditional-format>
          <calcext:conditional-format calcext:target-range-address="Sheet1.D113:Sheet1.D113">
            <calcext:condition calcext:apply-style-name="Untitled4" calcext:value="=&quot;good&quot;" calcext:base-cell-address="Sheet1.D113"/>
            <calcext:condition calcext:apply-style-name="Untitled1" calcext:value="=&quot;poor&quot;" calcext:base-cell-address="Sheet1.D113"/>
            <calcext:condition calcext:apply-style-name="Untitled6" calcext:value="=&quot;bad&quot;" calcext:base-cell-address="Sheet1.D113"/>
            <calcext:condition calcext:apply-style-name="Untitled5" calcext:value="=&quot;?&quot;" calcext:base-cell-address="Sheet1.D113"/>
          </calcext:conditional-format>
          <calcext:conditional-format calcext:target-range-address="Sheet1.E113:Sheet1.E113">
            <calcext:condition calcext:apply-style-name="Untitled4" calcext:value="=&quot;Yes&quot;" calcext:base-cell-address="Sheet1.E113"/>
          </calcext:conditional-format>
          <calcext:conditional-format calcext:target-range-address="Sheet1.D113:Sheet1.D113">
            <calcext:condition calcext:apply-style-name="Untitled4" calcext:value="=&quot;good&quot;" calcext:base-cell-address="Sheet1.D113"/>
            <calcext:condition calcext:apply-style-name="Untitled1" calcext:value="=&quot;poor&quot;" calcext:base-cell-address="Sheet1.D113"/>
            <calcext:condition calcext:apply-style-name="Untitled6" calcext:value="=&quot;bad&quot;" calcext:base-cell-address="Sheet1.D113"/>
            <calcext:condition calcext:apply-style-name="Untitled5" calcext:value="=&quot;?&quot;" calcext:base-cell-address="Sheet1.D113"/>
          </calcext:conditional-format>
          <calcext:conditional-format calcext:target-range-address="Sheet1.E113:Sheet1.E113">
            <calcext:condition calcext:apply-style-name="Untitled4" calcext:value="=&quot;Yes&quot;" calcext:base-cell-address="Sheet1.E113"/>
          </calcext:conditional-format>
          <calcext:conditional-format calcext:target-range-address="Sheet1.E128:Sheet1.E128">
            <calcext:condition calcext:apply-style-name="Untitled4" calcext:value="=&quot;Yes&quot;" calcext:base-cell-address="Sheet1.E128"/>
          </calcext:conditional-format>
          <calcext:conditional-format calcext:target-range-address="Sheet1.D79:Sheet1.D112">
            <calcext:condition calcext:apply-style-name="Untitled4" calcext:value="=&quot;good&quot;" calcext:base-cell-address="Sheet1.D79"/>
            <calcext:condition calcext:apply-style-name="Untitled1" calcext:value="=&quot;poor&quot;" calcext:base-cell-address="Sheet1.D79"/>
            <calcext:condition calcext:apply-style-name="Untitled6" calcext:value="=&quot;bad&quot;" calcext:base-cell-address="Sheet1.D79"/>
            <calcext:condition calcext:apply-style-name="Untitled5" calcext:value="=&quot;?&quot;" calcext:base-cell-address="Sheet1.D79"/>
          </calcext:conditional-format>
          <calcext:conditional-format calcext:target-range-address="Sheet1.D79:Sheet1.D112">
            <calcext:condition calcext:apply-style-name="Untitled4" calcext:value="=&quot;good&quot;" calcext:base-cell-address="Sheet1.D79"/>
            <calcext:condition calcext:apply-style-name="Untitled1" calcext:value="=&quot;poor&quot;" calcext:base-cell-address="Sheet1.D79"/>
            <calcext:condition calcext:apply-style-name="Untitled6" calcext:value="=&quot;bad&quot;" calcext:base-cell-address="Sheet1.D79"/>
            <calcext:condition calcext:apply-style-name="Untitled5" calcext:value="=&quot;?&quot;" calcext:base-cell-address="Sheet1.D79"/>
          </calcext:conditional-format>
          <calcext:conditional-format calcext:target-range-address="Sheet1.D79:Sheet1.D112">
            <calcext:condition calcext:apply-style-name="Untitled4" calcext:value="=&quot;good&quot;" calcext:base-cell-address="Sheet1.D79"/>
            <calcext:condition calcext:apply-style-name="Untitled1" calcext:value="=&quot;poor&quot;" calcext:base-cell-address="Sheet1.D79"/>
            <calcext:condition calcext:apply-style-name="Untitled6" calcext:value="=&quot;bad&quot;" calcext:base-cell-address="Sheet1.D79"/>
            <calcext:condition calcext:apply-style-name="Untitled5" calcext:value="=&quot;?&quot;" calcext:base-cell-address="Sheet1.D79"/>
          </calcext:conditional-format>
          <calcext:conditional-format calcext:target-range-address="Sheet1.D125:Sheet1.D125">
            <calcext:condition calcext:apply-style-name="Untitled4" calcext:value="=&quot;good&quot;" calcext:base-cell-address="Sheet1.D125"/>
            <calcext:condition calcext:apply-style-name="Untitled1" calcext:value="=&quot;poor&quot;" calcext:base-cell-address="Sheet1.D125"/>
            <calcext:condition calcext:apply-style-name="Untitled6" calcext:value="=&quot;bad&quot;" calcext:base-cell-address="Sheet1.D125"/>
            <calcext:condition calcext:apply-style-name="Untitled5" calcext:value="=&quot;?&quot;" calcext:base-cell-address="Sheet1.D125"/>
          </calcext:conditional-format>
          <calcext:conditional-format calcext:target-range-address="Sheet1.E125:Sheet1.E125">
            <calcext:condition calcext:apply-style-name="Untitled4" calcext:value="=&quot;Yes&quot;" calcext:base-cell-address="Sheet1.E125"/>
          </calcext:conditional-format>
          <calcext:conditional-format calcext:target-range-address="Sheet1.D124:Sheet1.D124">
            <calcext:condition calcext:apply-style-name="Untitled4" calcext:value="=&quot;good&quot;" calcext:base-cell-address="Sheet1.D123"/>
            <calcext:condition calcext:apply-style-name="Untitled1" calcext:value="=&quot;poor&quot;" calcext:base-cell-address="Sheet1.D123"/>
            <calcext:condition calcext:apply-style-name="Untitled6" calcext:value="=&quot;bad&quot;" calcext:base-cell-address="Sheet1.D123"/>
            <calcext:condition calcext:apply-style-name="Untitled5" calcext:value="=&quot;?&quot;" calcext:base-cell-address="Sheet1.D123"/>
          </calcext:conditional-format>
          <calcext:conditional-format calcext:target-range-address="Sheet1.E124:Sheet1.E124">
            <calcext:condition calcext:apply-style-name="Untitled4" calcext:value="=&quot;Yes&quot;" calcext:base-cell-address="Sheet1.E123"/>
          </calcext:conditional-format>
        </calcext:conditional-formats>
      </table:table>
      <table:named-expressions>
        <table:named-expression table:name="grand-master" table:base-cell-address="$Sheet1.$A$14" table:expression="$#REF!.$A$13"/>
        <table:named-expression table:name="magnakai" table:base-cell-address="$Sheet1.$A$6" table:expression="$#REF!.$A$6"/>
        <table:named-expression table:name="new-order" table:base-cell-address="$Sheet1.$A$23" table:expression="$#REF!.$A$21"/>
      </table:named-expressions>
      <table:database-ranges>
        <table:database-range table:name="__Anonymous_Sheet_DB__0" table:target-range-address="Sheet1.A9:Sheet1.AMJ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66"/>
    </style:style>
    <style:style style:name="Untitled2" style:family="table-cell" style:parent-style-name="Default">
      <style:table-cell-properties fo:background-color="#ffff66"/>
    </style:style>
    <style:style style:name="Untitled3" style:family="table-cell" style:parent-style-name="Default">
      <style:text-properties fo:font-weight="bold"/>
    </style:style>
    <style:style style:name="Untitled4" style:family="table-cell" style:parent-style-name="Default">
      <style:table-cell-properties fo:background-color="#66ff66"/>
    </style:style>
    <style:style style:name="Untitled5" style:family="table-cell" style:parent-style-name="Default">
      <style:table-cell-properties fo:background-color="#cc9900"/>
    </style:style>
    <style:style style:name="Untitled6" style:family="table-cell" style:parent-style-name="Default">
      <style:table-cell-properties fo:background-color="#ff666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6">00/00/0000</text:date>, <text:time style:data-style-name="N2" text:time-value="18:00:58.1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07:35:15.609000000</meta:creation-date>
    <dc:date>2019-04-26T18:01:44.186000000</dc:date>
    <meta:editing-duration>PT11H17M38S</meta:editing-duration>
    <meta:editing-cycles>62</meta:editing-cycles>
    <meta:generator>LibreOffice/4.4.7.2$Windows_x86 LibreOffice_project/f3153a8b245191196a4b6b9abd1d0da16eead600</meta:generator>
    <meta:document-statistic meta:table-count="1" meta:cell-count="616" meta:object-count="0"/>
  </office:meta>
</office:document-meta>
</file>